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me: 1348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15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76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6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1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1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13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58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22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4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2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14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9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5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7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70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56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32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5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59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767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3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736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872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71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13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8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65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25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: 2578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330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928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80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82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14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69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55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52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3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4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75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54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76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0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65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46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54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11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2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330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2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1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335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2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ime: 2813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325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2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67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655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25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46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495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7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1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2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5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5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907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6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44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6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4596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9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54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27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4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580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13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7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8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35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6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5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9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6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342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5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2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25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28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3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9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80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54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1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0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721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7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2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7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8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3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5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95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22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4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05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188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117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2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4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6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79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98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9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5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8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955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6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4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6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445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0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8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908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1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8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579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58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55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2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89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83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3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0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6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31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0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50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7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17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5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923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: 2537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4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3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71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4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769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4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0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55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3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9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14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67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37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47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5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3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14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73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2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9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82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31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82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0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2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36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4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00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4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06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365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95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309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83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60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635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1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1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299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5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83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4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4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6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9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36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1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147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09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85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5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5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82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1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0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74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670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3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918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539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8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5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920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8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561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62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2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114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09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9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85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9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978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50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60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6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1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42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9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706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66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9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9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1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745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270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1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98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8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84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6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9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3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9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2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33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6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977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6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8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8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51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52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6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4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31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805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04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248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0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077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9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70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2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26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88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47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10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44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67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1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0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295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9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6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0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831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729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6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12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0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07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3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51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875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6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80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04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6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2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17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9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3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8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83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09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48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: 2899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305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9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151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24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68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3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8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3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0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93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099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71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86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9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690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9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52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3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57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42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1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2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3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2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768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281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5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289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18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: 3555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736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03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06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79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939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885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8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4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25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2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4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76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9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04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2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13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6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4982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9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85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4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25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2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0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796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3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48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5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6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1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371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86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: 2671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ime: 2886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345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1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91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76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3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50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0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1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148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3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4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0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144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4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51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2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5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99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8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53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933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8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1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935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00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26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9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2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6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4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311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3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53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3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3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6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9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8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0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47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7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969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21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270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54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9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61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1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93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9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50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3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20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34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87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6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75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5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4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54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76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8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ime: 2567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2841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667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7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954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23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69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25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2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626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2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83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79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44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9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ime: 2903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0:57:25.710255984</meta:creation-date>
    <dc:date>2017-06-26T12:38:33.316035401</dc:date>
    <meta:editing-duration>PT1H20M45S</meta:editing-duration>
    <meta:editing-cycles>15</meta:editing-cycles>
    <meta:generator>LibreOffice/4.2.8.2$Linux_X86_64 LibreOffice_project/420m0$Build-2</meta:generator>
    <meta:document-statistic meta:table-count="1" meta:cell-count="4205" meta:object-count="0"/>
  </office:meta>
</office:document-meta>
</file>